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text-properties fo:font-weight="bold" style:font-weight-asian="bold" fo:font-size="16pt" style:font-size-asian="16pt"/>
    </style:style>
    <style:style style:name="T2" style:parent-style-name="Standaardalinea-lettertype" style:family="text">
      <style:text-properties fo:font-weight="bold" style:font-weight-asian="bold" style:text-underline-type="single" style:text-underline-style="solid" style:text-underline-width="auto" style:text-underline-mode="continuous"/>
    </style:style>
    <style:style style:name="T3" style:parent-style-name="Standaardalinea-lettertype" style:family="text">
      <style:text-properties fo:font-weight="bold" style:font-weight-asian="bold"/>
    </style:style>
    <style:style style:name="T4" style:parent-style-name="Standaardalinea-lettertype" style:family="text">
      <style:text-properties fo:font-weight="bold" style:font-weight-asian="bold"/>
    </style:style>
    <style:style style:name="P5" style:parent-style-name="Lijstalinea" style:list-style-name="LFO1" style:family="paragraph"/>
    <style:style style:name="T6" style:parent-style-name="Standaardalinea-lettertype" style:family="text">
      <style:text-properties fo:font-weight="bold" style:font-weight-asian="bold"/>
    </style:style>
    <style:style style:name="P7" style:parent-style-name="Lijstalinea" style:list-style-name="LFO1" style:family="paragraph"/>
    <style:style style:name="T8" style:parent-style-name="Standaardalinea-lettertype" style:family="text">
      <style:text-properties fo:font-weight="bold" style:font-weight-asian="bold"/>
    </style:style>
    <style:style style:name="P9" style:parent-style-name="Lijstalinea" style:list-style-name="LFO1" style:family="paragraph"/>
    <style:style style:name="T10" style:parent-style-name="Standaardalinea-lettertype" style:family="text">
      <style:text-properties fo:font-weight="bold" style:font-weight-asian="bold"/>
    </style:style>
    <style:style style:name="P11" style:parent-style-name="Lijstalinea" style:list-style-name="LFO1" style:family="paragraph"/>
    <style:style style:name="T12" style:parent-style-name="Standaardalinea-lettertype" style:family="text">
      <style:text-properties fo:font-weight="bold" style:font-weight-asian="bold"/>
    </style:style>
    <style:style style:name="P13" style:parent-style-name="Standaard" style:family="paragraph">
      <style:text-properties fo:font-weight="bold" style:font-weight-asian="bold"/>
    </style:style>
    <style:style style:name="T14" style:parent-style-name="Standaardalinea-lettertype" style:family="text">
      <style:text-properties fo:language="en" fo:country="GB"/>
    </style:style>
    <style:style style:name="T15" style:parent-style-name="Standaardalinea-lettertype" style:family="text">
      <style:text-properties fo:font-weight="bold" style:font-weight-asian="bold" fo:language="en" fo:country="GB"/>
    </style:style>
    <style:style style:name="T16" style:parent-style-name="Standaardalinea-lettertype" style:family="text">
      <style:text-properties fo:language="en" fo:country="GB"/>
    </style:style>
    <style:style style:name="P17" style:parent-style-name="Standaard" style:family="paragraph">
      <style:text-properties fo:font-weight="bold" style:font-weight-asian="bold"/>
    </style:style>
    <style:style style:name="T18" style:parent-style-name="Standaardalinea-lettertype" style:family="text">
      <style:text-properties fo:font-weight="bold" style:font-weight-asian="bold"/>
    </style:style>
    <style:style style:name="T19" style:parent-style-name="Standaardalinea-lettertype" style:family="text">
      <style:text-properties fo:font-weight="bold" style:font-weight-asian="bold"/>
    </style:style>
    <style:style style:name="T20" style:parent-style-name="Standaardalinea-lettertype" style:family="text">
      <style:text-properties fo:font-weight="bold" style:font-weight-asian="bold"/>
    </style:style>
    <style:style style:name="T21" style:parent-style-name="Standaardalinea-lettertype" style:family="text">
      <style:text-properties fo:font-weight="bold" style:font-weight-asian="bold"/>
    </style:style>
    <style:style style:name="T22" style:parent-style-name="Standaardalinea-lettertype" style:family="text">
      <style:text-properties fo:font-weight="bold" style:font-weight-asian="bold"/>
    </style:style>
    <style:style style:name="T23" style:parent-style-name="Standaardalinea-lettertype" style:family="text">
      <style:text-properties fo:font-weight="bold" style:font-weight-asian="bold"/>
    </style:style>
    <style:style style:name="T24" style:parent-style-name="Standaardalinea-lettertype" style:family="text">
      <style:text-properties fo:font-weight="bold" style:font-weight-asian="bold"/>
    </style:style>
    <style:style style:name="T25" style:parent-style-name="Standaardalinea-lettertype" style:family="text">
      <style:text-properties fo:font-weight="bold" style:font-weight-asian="bold"/>
    </style:style>
    <style:style style:name="T26" style:parent-style-name="Standaardalinea-lettertype" style:family="text">
      <style:text-properties fo:font-weight="bold" style:font-weight-asian="bold"/>
    </style:style>
    <style:style style:name="T27" style:parent-style-name="Standaardalinea-lettertype" style:family="text">
      <style:text-properties fo:font-weight="bold" style:font-weight-asian="bold"/>
    </style:style>
    <style:style style:name="T28" style:parent-style-name="Standaardalinea-lettertype" style:family="text">
      <style:text-properties fo:font-weight="bold" style:font-weight-asian="bold"/>
    </style:style>
    <style:style style:name="T29" style:parent-style-name="Standaardalinea-lettertype" style:family="text">
      <style:text-properties fo:font-weight="bold" style:font-weight-asian="bold"/>
    </style:style>
    <style:style style:name="T30" style:parent-style-name="Standaardalinea-lettertype" style:family="text">
      <style:text-properties fo:font-weight="bold" style:font-weight-asian="bold"/>
    </style:style>
    <style:style style:name="T31" style:parent-style-name="Standaardalinea-lettertype" style:family="text">
      <style:text-properties fo:font-weight="bold" style:font-weight-asian="bold"/>
    </style:style>
    <style:style style:name="T32" style:parent-style-name="Standaardalinea-lettertype" style:family="text">
      <style:text-properties fo:font-weight="bold" style:font-weight-asian="bold"/>
    </style:style>
    <style:style style:name="P33" style:parent-style-name="Standaard" style:family="paragraph">
      <style:paragraph-properties fo:break-before="page"/>
      <style:text-properties style:font-name="Segoe UI" style:font-name-complex="Segoe UI" fo:color="#172B4D" fo:font-size="10.5pt" style:font-size-asian="10.5pt" style:font-size-complex="10.5pt" fo:background-color="#F4F5F7"/>
    </style:style>
    <style:style style:name="P34" style:parent-style-name="Standaard" style:family="paragraph">
      <style:text-properties style:font-name-complex="Calibri" fo:font-weight="bold" style:font-weight-asian="bold" fo:font-size="16pt" style:font-size-asian="16pt"/>
    </style:style>
    <style:style style:name="P35" style:parent-style-name="Standaard" style:family="paragraph">
      <style:text-properties style:font-name-complex="Calibri" fo:font-weight="bold" style:font-weight-asian="bold" style:text-underline-type="single" style:text-underline-style="solid" style:text-underline-width="auto" style:text-underline-mode="continuous"/>
    </style:style>
    <style:style style:name="P36" style:parent-style-name="Lijstalinea" style:list-style-name="LFO2" style:family="paragraph">
      <style:text-properties style:font-name-complex="Calibri" fo:font-weight="bold" style:font-weight-asian="bold"/>
    </style:style>
    <style:style style:name="P37" style:parent-style-name="Lijstalinea" style:family="paragraph">
      <style:text-properties style:font-name-complex="Calibri" fo:font-weight="bold" style:font-weight-asian="bold" style:text-underline-type="single" style:text-underline-style="solid" style:text-underline-width="auto" style:text-underline-mode="continuous"/>
    </style:style>
    <style:style style:name="P38" style:parent-style-name="Lijstalinea" style:list-style-name="LFO2" style:family="paragraph">
      <style:text-properties style:font-name-complex="Calibri" fo:font-size="10pt" style:font-size-asian="10pt"/>
    </style:style>
    <style:style style:name="P39" style:parent-style-name="Lijstalinea" style:list-style-name="LFO2" style:family="paragraph">
      <style:text-properties style:font-name-complex="Calibri" fo:font-size="10pt" style:font-size-asian="10pt"/>
    </style:style>
    <style:style style:name="P40" style:parent-style-name="Lijstalinea" style:list-style-name="LFO2" style:family="paragraph">
      <style:text-properties style:font-name-complex="Calibri" fo:font-size="10pt" style:font-size-asian="10pt"/>
    </style:style>
    <style:style style:name="P41" style:parent-style-name="Standaard" style:family="paragraph">
      <style:text-properties style:font-name-complex="Calibri" fo:font-weight="bold" style:font-weight-asian="bold"/>
    </style:style>
    <style:style style:name="P42" style:parent-style-name="Standaard" style:family="paragraph">
      <style:text-properties style:font-name-complex="Calibri" fo:color="#222222" fo:font-size="10pt" style:font-size-asian="10pt" fo:background-color="#FFFFFF"/>
    </style:style>
    <style:style style:name="P43" style:parent-style-name="Lijstalinea" style:list-style-name="LFO3" style:family="paragraph">
      <style:text-properties style:font-name-complex="Calibri" fo:color="#222222" fo:font-size="10pt" style:font-size-asian="10pt" fo:background-color="#FFFFFF"/>
    </style:style>
    <style:style style:name="P44" style:parent-style-name="Standaard" style:family="paragraph">
      <style:text-properties style:font-name-complex="Calibri" fo:color="#222222" fo:font-size="10pt" style:font-size-asian="10pt" fo:background-color="#FFFFFF"/>
    </style:style>
    <style:style style:name="P45" style:parent-style-name="Lijstalinea" style:list-style-name="LFO3" style:family="paragraph">
      <style:text-properties style:font-name-complex="Calibri" fo:color="#222222" fo:font-size="10pt" style:font-size-asian="10pt" fo:background-color="#FFFFFF"/>
    </style:style>
    <style:style style:name="P46" style:parent-style-name="Standaard" style:family="paragraph">
      <style:text-properties style:font-name-complex="Calibri" fo:color="#222222" fo:font-size="10pt" style:font-size-asian="10pt" fo:background-color="#FFFFFF"/>
    </style:style>
    <style:style style:name="P47" style:parent-style-name="Lijstalinea" style:list-style-name="LFO3" style:family="paragraph">
      <style:text-properties style:font-name-complex="Calibri" fo:color="#222222" fo:font-size="10pt" style:font-size-asian="10pt" fo:background-color="#FFFFFF"/>
    </style:style>
    <style:style style:name="P48" style:parent-style-name="Standaard" style:family="paragraph">
      <style:text-properties style:font-name-complex="Calibri" fo:font-weight="bold" style:font-weight-asian="bold"/>
    </style:style>
    <style:style style:name="P49" style:parent-style-name="Standaard" style:family="paragraph">
      <style:text-properties style:font-name-complex="Calibri" fo:color="#222222" fo:font-size="10pt" style:font-size-asian="10pt" fo:background-color="#FFFFFF"/>
    </style:style>
    <style:style style:name="P50" style:parent-style-name="Lijstalinea" style:list-style-name="LFO4" style:family="paragraph">
      <style:text-properties style:font-name-complex="Calibri" fo:color="#222222" fo:font-size="10pt" style:font-size-asian="10pt" fo:background-color="#FFFFFF"/>
    </style:style>
    <style:style style:name="P51" style:parent-style-name="Standaard" style:family="paragraph">
      <style:text-properties style:font-name-complex="Calibri" fo:color="#222222" fo:font-size="10pt" style:font-size-asian="10pt" fo:background-color="#FFFFFF"/>
    </style:style>
    <style:style style:name="P52" style:parent-style-name="Lijstalinea" style:list-style-name="LFO4" style:family="paragraph">
      <style:text-properties style:font-name-complex="Calibri" fo:color="#222222" fo:font-size="10pt" style:font-size-asian="10pt" fo:background-color="#FFFFFF" fo:language="en" fo:country="GB"/>
    </style:style>
    <style:style style:name="P53" style:parent-style-name="Standaard" style:family="paragraph">
      <style:text-properties style:font-name-complex="Calibri" fo:color="#222222" fo:font-size="10pt" style:font-size-asian="10pt" fo:background-color="#FFFFFF" fo:language="en" fo:country="GB"/>
    </style:style>
    <style:style style:name="P54" style:parent-style-name="Lijstalinea" style:list-style-name="LFO4" style:family="paragraph">
      <style:text-properties style:font-name-complex="Calibri" fo:color="#222222" fo:font-size="10pt" style:font-size-asian="10pt" fo:background-color="#FFFFFF" fo:language="en" fo:country="GB"/>
    </style:style>
    <style:style style:name="P55" style:parent-style-name="Standaard" style:family="paragraph">
      <style:text-properties style:font-name-complex="Calibri" fo:font-weight="bold" style:font-weight-asian="bold" style:text-underline-type="single" style:text-underline-style="solid" style:text-underline-width="auto" style:text-underline-mode="continuous" fo:language="en" fo:country="GB"/>
    </style:style>
    <style:style style:name="P56" style:parent-style-name="Standaard" style:family="paragraph">
      <style:text-properties style:font-name-complex="Calibri" fo:font-weight="bold" style:font-weight-asian="bold" style:text-underline-type="single" style:text-underline-style="solid" style:text-underline-width="auto" style:text-underline-mode="continuous" fo:language="en" fo:country="GB"/>
    </style:style>
    <style:style style:name="P57" style:parent-style-name="Standaard" style:family="paragraph">
      <style:text-properties style:font-name-complex="Calibri" fo:font-weight="bold" style:font-weight-asian="bold" style:text-underline-type="single" style:text-underline-style="solid" style:text-underline-width="auto" style:text-underline-mode="continuous" fo:language="en" fo:country="GB"/>
    </style:style>
    <style:style style:name="P58" style:parent-style-name="Standaard" style:family="paragraph">
      <style:text-properties style:font-name-complex="Calibri" fo:font-weight="bold" style:font-weight-asian="bold" style:text-underline-type="single" style:text-underline-style="solid" style:text-underline-width="auto" style:text-underline-mode="continuous" fo:language="en" fo:country="GB"/>
    </style:style>
    <style:style style:name="P59" style:parent-style-name="Standaard" style:family="paragraph">
      <style:text-properties style:font-name-complex="Calibri" fo:font-weight="bold" style:font-weight-asian="bold" style:text-underline-type="single" style:text-underline-style="solid" style:text-underline-width="auto" style:text-underline-mode="continuous" fo:language="en" fo:country="GB"/>
    </style:style>
    <style:style style:name="P60" style:parent-style-name="Standaard" style:family="paragraph">
      <style:text-properties style:font-name-complex="Calibri" fo:font-weight="bold" style:font-weight-asian="bold" style:text-underline-type="single" style:text-underline-style="solid" style:text-underline-width="auto" style:text-underline-mode="continuous" fo:language="en" fo:country="GB"/>
    </style:style>
    <style:style style:name="P61" style:parent-style-name="Standaard" style:family="paragraph">
      <style:text-properties style:font-name-complex="Calibri" fo:font-weight="bold" style:font-weight-asian="bold" style:text-underline-type="single" style:text-underline-style="solid" style:text-underline-width="auto" style:text-underline-mode="continuous" fo:language="en" fo:country="GB"/>
    </style:style>
    <style:style style:name="P62" style:parent-style-name="Standaard" style:family="paragraph">
      <style:text-properties style:font-name-complex="Calibri" fo:font-weight="bold" style:font-weight-asian="bold" style:text-underline-type="single" style:text-underline-style="solid" style:text-underline-width="auto" style:text-underline-mode="continuous" fo:language="en" fo:country="GB"/>
    </style:style>
    <style:style style:name="P63" style:parent-style-name="Standaard" style:family="paragraph">
      <style:text-properties style:font-name-complex="Calibri" fo:font-weight="bold" style:font-weight-asian="bold" style:text-underline-type="single" style:text-underline-style="solid" style:text-underline-width="auto" style:text-underline-mode="continuous" fo:language="en" fo:country="GB"/>
    </style:style>
    <style:style style:name="P64" style:parent-style-name="Standaard" style:family="paragraph">
      <style:text-properties style:font-name-complex="Calibri" fo:font-weight="bold" style:font-weight-asian="bold" style:text-underline-type="single" style:text-underline-style="solid" style:text-underline-width="auto" style:text-underline-mode="continuous" fo:language="en" fo:country="GB"/>
    </style:style>
    <style:style style:name="P65" style:parent-style-name="Standaard" style:family="paragraph">
      <style:text-properties style:font-name-complex="Calibri" fo:font-weight="bold" style:font-weight-asian="bold" style:text-underline-type="single" style:text-underline-style="solid" style:text-underline-width="auto" style:text-underline-mode="continuous"/>
    </style:style>
    <style:style style:name="P66" style:parent-style-name="Standaard" style:family="paragraph">
      <style:text-properties style:font-name-complex="Calibri" fo:font-weight="bold" style:font-weight-asian="bold"/>
    </style:style>
    <style:style style:name="P67" style:parent-style-name="Standaard" style:family="paragraph">
      <style:text-properties style:font-name-complex="Calibri" fo:font-weight="bold" style:font-weight-asian="bold"/>
    </style:style>
    <style:style style:name="P68" style:parent-style-name="Lijstalinea" style:list-style-name="LFO5" style:family="paragraph">
      <style:text-properties style:font-name-complex="Calibri" fo:font-size="10pt" style:font-size-asian="10pt"/>
    </style:style>
    <style:style style:name="P69" style:parent-style-name="Lijstalinea" style:list-style-name="LFO5" style:family="paragraph">
      <style:text-properties style:font-name-complex="Calibri" fo:font-size="10pt" style:font-size-asian="10pt"/>
    </style:style>
    <style:style style:name="P70" style:parent-style-name="Lijstalinea" style:list-style-name="LFO5" style:family="paragraph">
      <style:text-properties style:font-name-complex="Calibri" fo:font-size="10pt" style:font-size-asian="10pt"/>
    </style:style>
    <style:style style:name="P71" style:parent-style-name="Lijstalinea" style:list-style-name="LFO5" style:family="paragraph">
      <style:text-properties style:font-name-complex="Calibri" fo:font-size="10pt" style:font-size-asian="10pt"/>
    </style:style>
    <style:style style:name="P72" style:parent-style-name="Lijstalinea" style:list-style-name="LFO5" style:family="paragraph">
      <style:text-properties style:font-name-complex="Calibri" fo:font-size="10pt" style:font-size-asian="10pt"/>
    </style:style>
    <style:style style:name="P73" style:parent-style-name="Standaard" style:family="paragraph">
      <style:text-properties style:font-name-complex="Calibri" fo:font-size="10pt" style:font-size-asian="10pt"/>
    </style:style>
    <style:style style:name="P74" style:parent-style-name="Standaard" style:family="paragraph">
      <style:text-properties style:font-name-complex="Calibri" fo:font-weight="bold" style:font-weight-asian="bold" fo:font-size="10pt" style:font-size-asian="10pt"/>
    </style:style>
    <style:style style:name="P75" style:parent-style-name="Lijstalinea" style:list-style-name="LFO5" style:family="paragraph">
      <style:text-properties style:font-name-complex="Calibri" fo:font-size="10pt" style:font-size-asian="10pt"/>
    </style:style>
    <style:style style:name="P76" style:parent-style-name="Lijstalinea" style:list-style-name="LFO5" style:family="paragraph">
      <style:text-properties style:font-name-complex="Calibri" fo:font-size="10pt" style:font-size-asian="10pt"/>
    </style:style>
    <style:style style:name="P77" style:parent-style-name="Lijstalinea" style:list-style-name="LFO5" style:family="paragraph">
      <style:text-properties style:font-name-complex="Calibri" fo:font-size="10pt" style:font-size-asian="10pt"/>
    </style:style>
    <style:style style:name="P78" style:parent-style-name="Lijstalinea" style:list-style-name="LFO5" style:family="paragraph">
      <style:text-properties style:font-name-complex="Calibri" fo:font-size="10pt" style:font-size-asian="10pt"/>
    </style:style>
    <style:style style:name="P79" style:parent-style-name="Standaard" style:family="paragraph">
      <style:text-properties style:font-name-complex="Calibri" fo:font-size="10pt" style:font-size-asian="10pt"/>
    </style:style>
    <style:style style:name="P80" style:parent-style-name="Standaard" style:family="paragraph">
      <style:text-properties style:font-name-complex="Calibri" fo:font-weight="bold" style:font-weight-asian="bold" fo:font-size="10pt" style:font-size-asian="10pt"/>
    </style:style>
    <style:style style:name="P81" style:parent-style-name="Lijstalinea" style:list-style-name="LFO5" style:family="paragraph">
      <style:text-properties style:font-name-complex="Calibri" fo:font-size="10pt" style:font-size-asian="10pt"/>
    </style:style>
    <style:style style:name="P82" style:parent-style-name="Lijstalinea" style:list-style-name="LFO5" style:family="paragraph">
      <style:text-properties style:font-name-complex="Calibri" fo:font-size="10pt" style:font-size-asian="10pt"/>
    </style:style>
    <style:style style:name="P83" style:parent-style-name="Lijstalinea" style:list-style-name="LFO5" style:family="paragraph">
      <style:text-properties style:font-name-complex="Calibri" fo:font-size="10pt" style:font-size-asian="10pt"/>
    </style:style>
    <style:style style:name="P84" style:parent-style-name="Lijstalinea" style:list-style-name="LFO5" style:family="paragraph">
      <style:text-properties style:font-name-complex="Calibri" fo:font-size="10pt" style:font-size-asian="10pt"/>
    </style:style>
    <style:style style:name="P85" style:parent-style-name="Standaard" style:family="paragraph">
      <style:text-properties style:font-name-complex="Calibri" fo:font-weight="bold" style:font-weight-asian="bold"/>
    </style:style>
    <style:style style:name="P86" style:parent-style-name="Standaard" style:family="paragraph">
      <style:text-properties style:font-name-complex="Calibri" fo:font-weight="bold" style:font-weight-asian="bold"/>
    </style:style>
    <style:style style:name="P87" style:parent-style-name="Lijstalinea" style:list-style-name="LFO5" style:family="paragraph">
      <style:text-properties style:font-name-complex="Calibri" fo:font-size="10pt" style:font-size-asian="10pt"/>
    </style:style>
    <style:style style:name="T88" style:parent-style-name="Standaardalinea-lettertype" style:family="text">
      <style:text-properties fo:font-weight="bold" style:font-weight-asian="bold" fo:font-size="16pt" style:font-size-asian="16pt" style:text-underline-type="single" style:text-underline-style="solid" style:text-underline-width="auto" style:text-underline-mode="continuous"/>
    </style:style>
    <style:style style:name="T89" style:parent-style-name="Standaardalinea-lettertype" style:family="text">
      <style:text-properties fo:font-weight="bold" style:font-weight-asian="bold" fo:font-size="16pt" style:font-size-asian="16pt"/>
    </style:style>
    <style:style style:name="T90" style:parent-style-name="Standaardalinea-lettertype" style:family="text">
      <style:text-properties fo:font-weight="bold" style:font-weight-asian="bold"/>
    </style:style>
    <style:style style:name="T91" style:parent-style-name="Standaardalinea-lettertype" style:family="text">
      <style:text-properties fo:font-weight="bold" style:font-weight-asian="bold"/>
    </style:style>
    <style:style style:name="T92" style:parent-style-name="Standaardalinea-lettertype" style:family="text">
      <style:text-properties fo:font-weight="bold" style:font-weight-asian="bold"/>
    </style:style>
    <style:style style:name="T93" style:parent-style-name="Standaardalinea-lettertype" style:family="text">
      <style:text-properties fo:font-weight="bold" style:font-weight-asian="bold"/>
    </style:style>
    <style:style style:name="P94" style:parent-style-name="Lijstalinea" style:list-style-name="LFO1" style:family="paragraph"/>
    <style:style style:name="T95" style:parent-style-name="Standaardalinea-lettertype" style:family="text">
      <style:text-properties fo:font-weight="bold" style:font-weight-asian="bold"/>
    </style:style>
    <style:style style:name="P96" style:parent-style-name="Lijstalinea" style:list-style-name="LFO1" style:family="paragraph"/>
    <style:style style:name="T97" style:parent-style-name="Standaardalinea-lettertype" style:family="text">
      <style:text-properties fo:font-weight="bold" style:font-weight-asian="bold"/>
    </style:style>
    <style:style style:name="P98" style:parent-style-name="Lijstalinea" style:list-style-name="LFO1" style:family="paragraph"/>
    <style:style style:name="T99" style:parent-style-name="Standaardalinea-lettertype" style:family="text">
      <style:text-properties fo:font-weight="bold" style:font-weight-asian="bold"/>
    </style:style>
    <style:style style:name="P100" style:parent-style-name="Lijstalinea" style:list-style-name="LFO1" style:family="paragraph"/>
    <style:style style:name="T101" style:parent-style-name="Standaardalinea-lettertype" style:family="text">
      <style:text-properties fo:font-weight="bold" style:font-weight-asian="bold"/>
    </style:style>
    <style:style style:name="T102" style:parent-style-name="Standaardalinea-lettertype" style:family="text">
      <style:text-properties fo:language="en" fo:country="GB"/>
    </style:style>
    <style:style style:name="T103" style:parent-style-name="Standaardalinea-lettertype" style:family="text">
      <style:text-properties fo:font-weight="bold" style:font-weight-asian="bold" fo:language="en" fo:country="GB"/>
    </style:style>
    <style:style style:name="T104" style:parent-style-name="Standaardalinea-lettertype" style:family="text">
      <style:text-properties fo:language="en" fo:country="GB"/>
    </style:style>
    <style:style style:name="T105" style:parent-style-name="Standaardalinea-lettertype" style:family="text">
      <style:text-properties fo:language="en" fo:country="GB"/>
    </style:style>
    <style:style style:name="T106" style:parent-style-name="Standaardalinea-lettertype" style:family="text">
      <style:text-properties fo:font-weight="bold" style:font-weight-asian="bold"/>
    </style:style>
    <style:style style:name="T107" style:parent-style-name="Standaardalinea-lettertype" style:family="text">
      <style:text-properties fo:font-weight="bold" style:font-weight-asian="bold"/>
    </style:style>
    <style:style style:name="T108" style:parent-style-name="Standaardalinea-lettertype" style:family="text">
      <style:text-properties fo:font-weight="bold" style:font-weight-asian="bold"/>
    </style:style>
    <style:style style:name="T109" style:parent-style-name="Standaardalinea-lettertype" style:family="text">
      <style:text-properties fo:font-weight="bold" style:font-weight-asian="bold"/>
    </style:style>
    <style:style style:name="T110" style:parent-style-name="Standaardalinea-lettertype" style:family="text">
      <style:text-properties fo:font-weight="bold" style:font-weight-asian="bold"/>
    </style:style>
    <style:style style:name="T111" style:parent-style-name="Standaardalinea-lettertype" style:family="text">
      <style:text-properties fo:font-weight="bold" style:font-weight-asian="bold"/>
    </style:style>
    <style:style style:name="T112" style:parent-style-name="Standaardalinea-lettertype" style:family="text">
      <style:text-properties fo:font-weight="bold" style:font-weight-asian="bold"/>
    </style:style>
    <style:style style:name="T113" style:parent-style-name="Standaardalinea-lettertype" style:family="text">
      <style:text-properties fo:font-weight="bold" style:font-weight-asian="bold"/>
    </style:style>
    <style:style style:name="T114" style:parent-style-name="Standaardalinea-lettertype" style:family="text">
      <style:text-properties fo:font-weight="bold" style:font-weight-asian="bold"/>
    </style:style>
    <style:style style:name="T115" style:parent-style-name="Standaardalinea-lettertype" style:family="text">
      <style:text-properties fo:font-weight="bold" style:font-weight-asian="bold"/>
    </style:style>
    <style:style style:name="T116" style:parent-style-name="Standaardalinea-lettertype" style:family="text">
      <style:text-properties fo:font-weight="bold" style:font-weight-asian="bold"/>
    </style:style>
    <style:style style:name="T117" style:parent-style-name="Standaardalinea-lettertype" style:family="text">
      <style:text-properties fo:font-weight="bold" style:font-weight-asian="bold"/>
    </style:style>
    <style:style style:name="T118" style:parent-style-name="Standaardalinea-lettertype" style:family="text">
      <style:text-properties fo:font-weight="bold" style:font-weight-asian="bold"/>
    </style:style>
    <style:style style:name="T119" style:parent-style-name="Standaardalinea-lettertype" style:family="text">
      <style:text-properties fo:font-weight="bold" style:font-weight-asian="bold"/>
    </style:style>
  </office:automatic-styles>
  <office:body>
    <office:text text:use-soft-page-breaks="true">
      <text:p text:style-name="P1">Breakdown:</text:p>
      <text:p text:style-name="Standaard"><text:span text:style-name="T2">Houd de volgende vragen in gedachten bij het maken van je lijst:</text:span><text:span text:style-name="T3"><text:line-break/></text:span><text:span text:style-name="T4">- Wat kan de speler allemaal?</text:span></text:p>
      <text:p text:style-name="Standaard">De speler kan lopen, klimmen, rennen, schieten met staven, slaan (met hand of zwaard), springen, camera rond draaien</text:p>
      <text:p text:style-name="Standaard">Staven<text:s/>gebruiken om te schieten:</text:p>
      <text:list text:style-name="LFO1" text:continue-numbering="true">
        <text:list-item>
          <text:p text:style-name="P5"><text:span text:style-name="T6">Fire staff</text:span>: schiet vuur en zet enemys on fire.</text:p>
        </text:list-item>
        <text:list-item>
          <text:p text:style-name="P7"><text:span text:style-name="T8">Ice staff</text:span>: schiet ijs pegels en als het de enemy direct hit bevriest het de enemy, splash damage zorgt ervoor dat de enemy langzamer wordt.</text:p>
        </text:list-item>
        <text:list-item>
          <text:p text:style-name="P9"><text:span text:style-name="T10">Earth staff</text:span>: sluit de enemy op in stekels van aarde en doet schade terwijl gevangen.</text:p>
        </text:list-item>
        <text:list-item>
          <text:p text:style-name="P11"><text:span text:style-name="T12">Air staff</text:span>: zorgt voor extreem weer, en zet regen en lightning strikes recht op de enemy.</text:p>
        </text:list-item>
      </text:list>
      <text:p text:style-name="P13"><text:line-break/>- Hoe bestuur je de speler(s)?</text:p>
      <text:p text:style-name="Standaard"><text:span text:style-name="T14">Met<text:s/></text:span><text:span text:style-name="T15">WASD</text:span><text:span text:style-name="T16"><text:s/>buttons. W = Forward, A= Side (left), S= backwards, D= Side (right)</text:span></text:p>
      <text:p text:style-name="P17"><text:line-break/>- Waar bestaat<text:s/>de omgeving uit?</text:p>
      <text:p text:style-name="Standaard">Uit bomen (eiken bomen), bergen (omgeving), gras, stromend water (in rivier), zand, sneeuw, huizen (hout, klei, hooi, bakstenen, stenen blokken), fakkels, hout.</text:p>
      <text:p text:style-name="Standaard"><text:line-break/><text:span text:style-name="T18">- Welke andere objecten zijn er (bijv. vijanden en obstakels)?</text:span></text:p>
      <text:p text:style-name="Standaard">Vijanden (andere strijders), bomen, stenen (boulders of kleine rotsjes), dieren (koeien, paarden, konijnen, vogels, varkens, muizen, ratten, vissen), magische staven, wapens (100 zwaarden, 100 bogen, 100 kruisbogen).</text:p>
      <text:p text:style-name="Standaard"><text:line-break/><text:span text:style-name="T19">- Welke interactie is er tussen de speler en de ande</text:span><text:span text:style-name="T20">re objecten?</text:span></text:p>
      <text:p text:style-name="Standaard">Een paar voorbeelden zijn<text:s/><text:span text:style-name="T21">winkels</text:span><text:s/>(wapen winkels, winkels voor eten, winkels voor metalen).<text:s/><text:span text:style-name="T22">Dieren<text:s/></text:span>(kunnen vermoord worden, loot kan worden opgepakt).<text:s/><text:span text:style-name="T23">Vijanden</text:span><text:s/>(andere strijders).<text:s/><text:span text:style-name="T24">Wapens</text:span><text:s/>(kunnen worden opgepakt en gebruikt kunnen worden).<text:s/><text:span text:style-name="T25">Deur</text:span><text:span text:style-name="T26">en<text:s/></text:span>(kunnen geopend of in getrapt worden).<text:s/><text:span text:style-name="T27">Schakelaar<text:s/></text:span>(kan omgehaald worden om een deur te openen).<text:s/><text:span text:style-name="T28">Knoppen</text:span><text:s/>(kunnen worden ingedrukt).<text:s/><text:span text:style-name="T29">Vallen</text:span><text:s/>(spike-floor, arrow-dispensers, boulders, spikes).<text:s/><text:span text:style-name="T30">Handelaars<text:s/></text:span>(om spullen mee te handelen zoals de loot of wapens die je hebt gevonden).</text:p>
      <text:p text:style-name="Standaard"><text:line-break/><text:span text:style-name="T31">- Wanneer kun je winnen?</text:span></text:p>
      <text:p text:style-name="Standaard">Als je alle vier de magische staven hebt gecollecteerd en de eindbaas hebt verslagen.<text:s/></text:p>
      <text:p text:style-name="Standaard"><text:span text:style-name="T32">- Wanneer kun je verliezen?</text:span></text:p>
      <text:p text:style-name="Standaard">Als je Hp op 0 is gekomen.</text:p>
      <text:p text:style-name="P33"/>
      <text:p text:style-name="P34">Game Potential</text:p>
      <text:p text:style-name="P35">Zoek op het internet naar 3 populaire games in<text:s/>het genre van jouw gameidee van les 1.</text:p>
      <text:list text:style-name="LFO2" text:continue-numbering="true">
        <text:list-item>
          <text:p text:style-name="P36">Open world game</text:p>
        </text:list-item>
      </text:list>
      <text:p text:style-name="P37"/>
      <text:list text:style-name="LFO2" text:continue-numbering="true">
        <text:list-item>
          <text:p text:style-name="P38">Horizon Zero Dawn</text:p>
        </text:list-item>
        <text:list-item>
          <text:p text:style-name="P39">God of War</text:p>
        </text:list-item>
        <text:list-item>
          <text:p text:style-name="P40">Fallout 76</text:p>
        </text:list-item>
      </text:list>
      <text:p text:style-name="P41">Hoeveel gebruikers / omzet heeft die game?</text:p>
      <text:p text:style-name="P42">Horizon Zero Dawn:<text:s/></text:p>
      <text:list text:style-name="LFO3" text:continue-numbering="true">
        <text:list-item>
          <text:p text:style-name="P43">Ongeveer 10 miljoen gebruikers/games verkocht en heeft ongeveer ~€400.000.000 verdiend in omzet sinds 2016.</text:p>
        </text:list-item>
      </text:list>
      <text:p text:style-name="P44">God of war:</text:p>
      <text:list text:style-name="LFO3" text:continue-numbering="true">
        <text:list-item>
          <text:p text:style-name="P45">Ongeveer 10 miljoen gebruikers/games verkocht en heeft ongeveer ~€200.000.000 verdiend in omzet sinds 2018.</text:p>
        </text:list-item>
      </text:list>
      <text:p text:style-name="P46">Fallout 76:<text:s/></text:p>
      <text:list text:style-name="LFO3" text:continue-numbering="true">
        <text:list-item>
          <text:p text:style-name="P47">Ongeveer 3,3 miljoen gebruikers/games verkocht en heeft ongeveer ~€198.000.000 verdiend in omzet sinds 2018.</text:p>
        </text:list-item>
      </text:list>
      <text:p text:style-name="P48">Noteer de hoeveelheid omzet / gebruikers en de bron(nen)</text:p>
      <text:p text:style-name="P49">Horizon Zero Dawn Bronnen:<text:s/></text:p>
      <text:list text:style-name="LFO4" text:continue-numbering="true">
        <text:list-item>
          <text:p text:style-name="P50">Playstation, Bol.com, Guerrilla Games</text:p>
        </text:list-item>
      </text:list>
      <text:p text:style-name="P51">God of War bronnen:<text:s/></text:p>
      <text:list text:style-name="LFO4" text:continue-numbering="true">
        <text:list-item>
          <text:p text:style-name="P52">Playstation, Bol.com, Sony Online Entertainment</text:p>
        </text:list-item>
      </text:list>
      <text:p text:style-name="P53">Fallout 76 bronnen:<text:s/></text:p>
      <text:list text:style-name="LFO4" text:continue-numbering="true">
        <text:list-item>
          <text:p text:style-name="P54">Playstation, Bol.com, Bethesda Game<text:s/>Studios</text:p>
        </text:list-item>
      </text:list>
      <text:p text:style-name="P55"/>
      <text:p text:style-name="P56"/>
      <text:p text:style-name="P57"/>
      <text:p text:style-name="P58"/>
      <text:p text:style-name="P59"/>
      <text:p text:style-name="P60"/>
      <text:p text:style-name="P61"/>
      <text:p text:style-name="P62"/>
      <text:p text:style-name="P63"/>
      <text:p text:style-name="P64"/>
      <text:p text:style-name="P65">Onderzoek via reviews wat deze game populair maakt.</text:p>
      <text:p text:style-name="P66">Noteer welke factoren dit zijn en de bron(nen)</text:p>
      <text:p text:style-name="P67">Horizon Zero Dawn:</text:p>
      <text:list text:style-name="LFO5" text:continue-numbering="true">
        <text:list-item>
          <text:p text:style-name="P68">De hoge graphics.</text:p>
        </text:list-item>
        <text:list-item>
          <text:p text:style-name="P69">Makkelijk gebruik.</text:p>
        </text:list-item>
        <text:list-item>
          <text:p text:style-name="P70">Goede prijs.</text:p>
        </text:list-item>
        <text:list-item>
          <text:p text:style-name="P71">Je raakt niet snel verveeld of uitgespeeld.</text:p>
        </text:list-item>
        <text:list-item>
          <text:p text:style-name="P72">Uitbreiding:<text:s/>Horizon Zero Dawn: The Frozen Wilds</text:p>
        </text:list-item>
      </text:list>
      <text:p text:style-name="P73"/>
      <text:p text:style-name="P74">God of War:</text:p>
      <text:list text:style-name="LFO5" text:continue-numbering="true">
        <text:list-item>
          <text:p text:style-name="P75">De hoge graphics.</text:p>
        </text:list-item>
        <text:list-item>
          <text:p text:style-name="P76">Goede kwaliteit</text:p>
        </text:list-item>
        <text:list-item>
          <text:p text:style-name="P77">Goed verhaal</text:p>
        </text:list-item>
        <text:list-item>
          <text:p text:style-name="P78">Vloeiende combat</text:p>
        </text:list-item>
      </text:list>
      <text:p text:style-name="P79"/>
      <text:p text:style-name="P80">Fallout 76:</text:p>
      <text:list text:style-name="LFO5" text:continue-numbering="true">
        <text:list-item>
          <text:p text:style-name="P81">Goede kwaliteit</text:p>
        </text:list-item>
        <text:list-item>
          <text:p text:style-name="P82">Uitdagend</text:p>
        </text:list-item>
        <text:list-item>
          <text:p text:style-name="P83">Goede prijs</text:p>
        </text:list-item>
        <text:list-item>
          <text:p text:style-name="P84">Multiplayer</text:p>
        </text:list-item>
      </text:list>
      <text:p text:style-name="P85"/>
      <text:p text:style-name="P86">Is er een manier om soortgelijke factoren toe te voegen aan het ontwerp van jouw idee?</text:p>
      <text:list text:style-name="LFO5" text:continue-numbering="true">
        <text:list-item>
          <text:p text:style-name="P87">Die mogelijkheid is er zeker. Een open-world game had ik al in gedachten, dus als ik hier en daar misschien wat voorbeelden pak kan ik mijn game ook heel goed maken. Verder wilde ik wat aparte wapens toevoegen en een shop/loot system.</text:p>
        </text:list-item>
      </text:list>
      <text:p text:style-name="Standaard"/>
      <text:p text:style-name="Standaard"/>
      <text:p text:style-name="Standaard"/>
      <text:p text:style-name="Standaard"/>
      <text:p text:style-name="Standaard"/>
      <text:p text:style-name="Standaard"/>
      <text:p text:style-name="Standaard"/>
      <text:p text:style-name="Standaard"/>
      <text:soft-page-break/>
      <text:p text:style-name="Standaard"><text:span text:style-name="T88">Concrete Design</text:span><text:span text:style-name="T89">:</text:span></text:p>
      <text:p text:style-name="Standaard"><text:span text:style-name="T90">Maak een omschrijving van een game. :</text:span><text:span text:style-name="T91"><text:line-break/></text:span><text:span text:style-name="T92">- Wat kun je als speler doen?</text:span></text:p>
      <text:p text:style-name="Standaard">De speler kan lopen, klimmen, rennen, schieten met staven, slaan (meelee met hand) zwaard(magisch standaard wapen met low-rank magic), springen, camera rond<text:s/>draaien.<text:s/><text:span text:style-name="T93">Staven gebruiken om te schieten:</text:span></text:p>
      <text:list text:style-name="LFO1" text:continue-numbering="true">
        <text:list-item>
          <text:p text:style-name="P94"><text:span text:style-name="T95">Fire staff</text:span>: schiet vuur en zet enemys on fire.</text:p>
        </text:list-item>
        <text:list-item>
          <text:p text:style-name="P96"><text:span text:style-name="T97">Ice staff</text:span>: schiet ijs pegels en als het de enemy direct hit bevriest het de enemy, splash damage zorgt ervoor dat de enemy langzamer wordt.</text:p>
        </text:list-item>
        <text:list-item>
          <text:p text:style-name="P98"><text:span text:style-name="T99">Earth staff</text:span>: sluit de enemy<text:s/>op in stekels van aarde en doet schade terwijl gevangen.</text:p>
        </text:list-item>
        <text:list-item>
          <text:p text:style-name="P100"><text:span text:style-name="T101">Air staff</text:span>: zorgt voor extreem weer, en zet regen en lightning strikes recht op de enemy.</text:p>
        </text:list-item>
      </text:list>
      <text:p text:style-name="Standaard"><text:span text:style-name="T102">Bewegen met<text:s/></text:span><text:span text:style-name="T103">WASD</text:span><text:span text:style-name="T104"><text:s/>buttons. W = Forward, A= Side (left), S= backwards, D= Side (right) en schieten met M1 (Mous</text:span><text:span text:style-name="T105">e 1), Aimen met M2 (Mouse 2).<text:s/></text:span>Space = Jump.</text:p>
      <text:p text:style-name="Standaard"/>
      <text:p text:style-name="Standaard"><text:span text:style-name="T106">-Wat voor interactables zijn er?</text:span></text:p>
      <text:p text:style-name="Standaard">Een paar voorbeelden zijn<text:s/><text:span text:style-name="T107">winkels</text:span><text:s/>(wapen winkels, winkels voor eten, winkels voor metalen).<text:s/><text:span text:style-name="T108">Dieren<text:s/></text:span>(kunnen vermoord worden, loot kan worden opgepakt).<text:s/><text:span text:style-name="T109">Slechte Magiërs</text:span><text:s/>(zijn te vermoorden door middel van neer steken of eigen magie schieten uit zwaard).<text:s/><text:span text:style-name="T110">Wapens</text:span><text:s/>(kunnen worden opgepakt en gebruikt kunnen worden).<text:s/><text:span text:style-name="T111">Deuren<text:s/></text:span>(kunnen geopend of in getrapt worden).<text:s/><text:span text:style-name="T112">Schakelaar<text:s/></text:span>(kan omgehaald worden om een deur te openen, dit kan een handel, knop, pressure-plate).<text:s/><text:span text:style-name="T113">Knoppen</text:span><text:s/>(kunnen worden ingedrukt om een deur of val te activeren).<text:s/><text:span text:style-name="T114">Vallen</text:span><text:s/>(spike-floor, arrow-dispensers, boulders, spikes).<text:s/><text:span text:style-name="T115">Handelaars<text:s/></text:span>(om spullen mee te handelen zoals de loot of wapens die je hebt gevonden). Resources (Stenen, takken, touwen, etc. Deze kunnen worden gebruikt om pijlen of wapens te maken).</text:p>
      <text:p text:style-name="Standaard"><text:span text:style-name="T116"><text:line-break/></text:span><text:span text:style-name="T117">- Wanneer win of verlies je?</text:span></text:p>
      <text:p text:style-name="Standaard">Win als je alle vier de magische staven hebt gecollecteerd en de eindbaas hebt verslagen.<text:s/></text:p>
      <text:p text:style-name="Standaard">Verlies als je Hp op 0 is gekomen.</text:p>
      <text:p text:style-name="Standaard"><text:span text:style-name="T118">-Omgeving</text:span></text:p>
      <text:p text:style-name="Standaard">Uit bomen (eiken bomen), bergen (omgeving), gras, stromend water (in rivier), zand, sneeuw, huizen (hout, klei, hooi, bakstenen, stenen blokken), fakkels, hout, stenen (boulders of kleine rotsjes), dieren (koeien, paarden, konijnen, vogels, varkens, muizen, ratten, vissen)</text:p>
      <text:p text:style-name="Standaard"><text:line-break/><text:span text:style-name="T119">- Objecten voor of tegen speler</text:span></text:p>
      <text:p text:style-name="Standaard">Slechte tegenstanders (slechte magiërs), magische staven, wapens(magisch zwaard waar magie uit komt zoals vuurballen, bogen, kruisbogen), eten(vlees, vis, brood, water).<text:line-break/></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Normaalweb" style:display-name="Normaal (web)" style:family="paragraph" style:parent-style-name="Standaard">
      <style:paragraph-properties fo:margin-top="0.0694in" fo:margin-bottom="0.0694in" fo:line-height="100%"/>
      <style:text-properties style:font-name="Times New Roman" style:font-name-asian="Times New Roman" fo:font-size="12pt" style:font-size-asian="12pt" style:font-size-complex="12pt" style:language-asian="nl" style:country-asian="NL" fo:hyphenate="false"/>
    </style:style>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fo:font-weight="bold" style:font-weight-asian="bold"/>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iego Ramon</meta:initial-creator>
    <dc:creator>Diego Ramon</dc:creator>
    <meta:creation-date>2019-11-26T12:38:00Z</meta:creation-date>
    <dc:date>2020-01-28T07:44:00Z</dc:date>
    <meta:template xlink:href="Normal" xlink:type="simple"/>
    <meta:editing-cycles>21</meta:editing-cycles>
    <meta:editing-duration>PT12780S</meta:editing-duration>
    <meta:document-statistic meta:page-count="4" meta:paragraph-count="11" meta:word-count="887" meta:character-count="5759" meta:row-count="40" meta:non-whitespace-character-count="4883"/>
  </office:meta>
</office:document-meta>
</file>